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60000016790E3B4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keep-with-next="always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phics1" text:anchor-type="as-char" svg:width="8.202cm" svg:height="9.499cm" draw:z-index="0"><draw:image xlink:href="Pictures/10000000000001360000016790E3B444.png" xlink:type="simple" xlink:show="embed" xlink:actuate="onLoad"/></draw:frame></text:p>
      <text:p text:style-name="Caption">Figure <text:sequence text:ref-name="refFigure0" text:name="Figure" text:formula="ooow:Figure+1" style:num-format="1">1</text:sequenc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07$Build-9135</meta:generator>
    <dc:title> </dc:title>
    <meta:initial-creator>Training</meta:initial-creator>
    <meta:creation-date>2007-06-21T11:33:00</meta:creation-date>
    <dc:creator>Training</dc:creator>
    <dc:date>2007-06-21T11:35:00</dc:date>
    <dc:language>en-AU</dc:language>
    <meta:editing-cycles>1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1" meta:character-count="9"/>
  </office:meta>
</office:document-meta>
</file>